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2"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3"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4"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5"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08"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09"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1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1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12"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13"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14"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15"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16"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17"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18"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19"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20"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21"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22"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23"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24"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25"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26" style:family="paragraph" style:parent-style-name="Preformatted_20_Text">
      <style:text-properties style:text-underline-style="none" officeooo:rsid="001fb49d" officeooo:paragraph-rsid="001fb49d"/>
    </style:style>
    <style:style style:name="P227" style:family="paragraph" style:parent-style-name="Preformatted_20_Text">
      <style:paragraph-properties fo:margin-top="0cm" fo:margin-bottom="0.499cm" loext:contextual-spacing="false"/>
    </style:style>
    <style:style style:name="P22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2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30" style:family="paragraph" style:parent-style-name="Horizontal_20_Line">
      <style:text-properties style:text-underline-style="none" fo:font-weight="normal" officeooo:rsid="004d839f" style:font-weight-asian="normal" style:font-weight-complex="normal"/>
    </style:style>
    <style:style style:name="P231" style:family="paragraph" style:parent-style-name="Text_20_body">
      <style:text-properties officeooo:rsid="00ee1ab9" officeooo:paragraph-rsid="00ee1ab9"/>
    </style:style>
    <style:style style:name="P232" style:family="paragraph" style:parent-style-name="Standard" style:list-style-name="L1">
      <style:text-properties officeooo:rsid="001c6c16" officeooo:paragraph-rsid="001c6c16"/>
    </style:style>
    <style:style style:name="P233" style:family="paragraph" style:parent-style-name="Standard" style:list-style-name="L2">
      <style:text-properties style:text-underline-style="none" officeooo:rsid="0031da69" officeooo:paragraph-rsid="0031da69"/>
    </style:style>
    <style:style style:name="P23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3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3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3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3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3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4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4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4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4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0"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52"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53"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fo:font-weight="bold" officeooo:rsid="01303645" style:font-weight-asian="bold" style:font-weight-complex="bold"/>
    </style:style>
    <style:style style:name="T17" style:family="text">
      <style:text-properties officeooo:rsid="0027002f"/>
    </style:style>
    <style:style style:name="T18" style:family="text">
      <style:text-properties officeooo:rsid="002b8978"/>
    </style:style>
    <style:style style:name="T19" style:family="text">
      <style:text-properties officeooo:rsid="00303da3"/>
    </style:style>
    <style:style style:name="T20" style:family="text">
      <style:text-properties officeooo:rsid="00376c65"/>
    </style:style>
    <style:style style:name="T21" style:family="text">
      <style:text-properties officeooo:rsid="003bc879"/>
    </style:style>
    <style:style style:name="T22" style:family="text">
      <style:text-properties officeooo:rsid="003e6efd"/>
    </style:style>
    <style:style style:name="T23" style:family="text">
      <style:text-properties officeooo:rsid="00405c0e"/>
    </style:style>
    <style:style style:name="T24" style:family="text">
      <style:text-properties officeooo:rsid="004aad0e"/>
    </style:style>
    <style:style style:name="T25" style:family="text">
      <style:text-properties officeooo:rsid="004c87b1"/>
    </style:style>
    <style:style style:name="T26" style:family="text">
      <style:text-properties officeooo:rsid="0050cefe"/>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56845c"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9d1b28" style:font-size-asian="16pt" style:font-size-complex="16pt"/>
    </style:style>
    <style:style style:name="T31" style:family="text">
      <style:text-properties officeooo:rsid="0056845c"/>
    </style:style>
    <style:style style:name="T32" style:family="text">
      <style:text-properties fo:font-size="12pt" style:font-size-asian="12pt" style:font-size-complex="12pt"/>
    </style:style>
    <style:style style:name="T33" style:family="text">
      <style:text-properties fo:font-size="12pt" officeooo:rsid="0056845c" style:font-size-asian="12pt" style:font-size-complex="12pt"/>
    </style:style>
    <style:style style:name="T34" style:family="text">
      <style:text-properties fo:font-size="12pt" officeooo:rsid="0057224d" style:font-size-asian="12pt" style:font-size-complex="12pt"/>
    </style:style>
    <style:style style:name="T35" style:family="text">
      <style:text-properties fo:font-size="12pt" officeooo:rsid="013d342c" style:font-size-asian="12pt" style:font-size-complex="12pt"/>
    </style:style>
    <style:style style:name="T36" style:family="text">
      <style:text-properties fo:font-size="12pt" fo:font-weight="bold" officeooo:rsid="0057224d"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12d476b" style:font-size-asian="12pt" style:font-weight-asian="normal" style:font-size-complex="12pt" style:font-weight-complex="normal"/>
    </style:style>
    <style:style style:name="T39" style:family="text">
      <style:text-properties fo:font-size="12pt" fo:font-weight="normal" officeooo:rsid="013d342c" style:font-size-asian="12pt" style:font-weight-asian="normal" style:font-size-complex="12pt" style:font-weight-complex="normal"/>
    </style:style>
    <style:style style:name="T40" style:family="text">
      <style:text-properties fo:font-size="12pt" fo:font-weight="normal" officeooo:rsid="013db015" style:font-size-asian="12pt" style:font-weight-asian="normal" style:font-size-complex="12pt" style:font-weight-complex="normal"/>
    </style:style>
    <style:style style:name="T41" style:family="text">
      <style:text-properties officeooo:rsid="0057224d"/>
    </style:style>
    <style:style style:name="T42" style:family="text">
      <style:text-properties officeooo:rsid="005b91a6"/>
    </style:style>
    <style:style style:name="T43" style:family="text">
      <style:text-properties officeooo:rsid="0021afa2"/>
    </style:style>
    <style:style style:name="T44" style:family="text">
      <style:text-properties officeooo:rsid="005e52e2"/>
    </style:style>
    <style:style style:name="T45" style:family="text">
      <style:text-properties officeooo:rsid="00620aa2"/>
    </style:style>
    <style:style style:name="T46" style:family="text">
      <style:text-properties fo:font-style="normal" style:font-style-asian="normal" style:font-style-complex="normal"/>
    </style:style>
    <style:style style:name="T47" style:family="text">
      <style:text-properties fo:font-style="normal" officeooo:rsid="00620aa2" style:font-style-asian="normal" style:font-style-complex="normal"/>
    </style:style>
    <style:style style:name="T48" style:family="text">
      <style:text-properties fo:font-style="normal" fo:font-weight="bold" officeooo:rsid="00620aa2" style:font-style-asian="normal" style:font-weight-asian="bold" style:font-style-complex="normal" style:font-weight-complex="bold"/>
    </style:style>
    <style:style style:name="T49" style:family="text">
      <style:text-properties officeooo:rsid="006d69aa"/>
    </style:style>
    <style:style style:name="T50" style:family="text">
      <style:text-properties officeooo:rsid="0071b369"/>
    </style:style>
    <style:style style:name="T51" style:family="text">
      <style:text-properties officeooo:rsid="007741fd"/>
    </style:style>
    <style:style style:name="T52" style:family="text">
      <style:text-properties officeooo:rsid="0079e61f"/>
    </style:style>
    <style:style style:name="T53" style:family="text">
      <style:text-properties officeooo:rsid="0079ff8b"/>
    </style:style>
    <style:style style:name="T54" style:family="text">
      <style:text-properties officeooo:rsid="007c9f7c"/>
    </style:style>
    <style:style style:name="T55" style:family="text">
      <style:text-properties fo:font-size="10pt" style:font-size-asian="10pt" style:font-size-complex="10pt"/>
    </style:style>
    <style:style style:name="T56" style:family="text">
      <style:text-properties fo:font-size="10pt" officeooo:rsid="0122dea2" style:font-size-asian="10pt" style:font-size-complex="10pt"/>
    </style:style>
    <style:style style:name="T57" style:family="text">
      <style:text-properties officeooo:rsid="008133a0"/>
    </style:style>
    <style:style style:name="T58" style:family="text">
      <style:text-properties officeooo:rsid="0081ebdd"/>
    </style:style>
    <style:style style:name="T59" style:family="text">
      <style:text-properties officeooo:rsid="00839683"/>
    </style:style>
    <style:style style:name="T60" style:family="text">
      <style:text-properties officeooo:rsid="008a8fb9"/>
    </style:style>
    <style:style style:name="T61" style:family="text">
      <style:text-properties officeooo:rsid="008f6190"/>
    </style:style>
    <style:style style:name="T62" style:family="text">
      <style:text-properties officeooo:rsid="00917f3e"/>
    </style:style>
    <style:style style:name="T63" style:family="text">
      <style:text-properties officeooo:rsid="0093fd6b"/>
    </style:style>
    <style:style style:name="T64" style:family="text">
      <style:text-properties officeooo:rsid="0097de38"/>
    </style:style>
    <style:style style:name="T65" style:family="text">
      <style:text-properties officeooo:rsid="00995326"/>
    </style:style>
    <style:style style:name="T66" style:family="text">
      <style:text-properties officeooo:rsid="009a4904"/>
    </style:style>
    <style:style style:name="T67" style:family="text">
      <style:text-properties officeooo:rsid="009b7840"/>
    </style:style>
    <style:style style:name="T68" style:family="text">
      <style:text-properties officeooo:rsid="00a09e05"/>
    </style:style>
    <style:style style:name="T69" style:family="text">
      <style:text-properties officeooo:rsid="00a27487"/>
    </style:style>
    <style:style style:name="T70" style:family="text">
      <style:text-properties fo:font-weight="normal" style:font-weight-asian="normal" style:font-weight-complex="normal"/>
    </style:style>
    <style:style style:name="T71" style:family="text">
      <style:text-properties fo:font-weight="normal" officeooo:rsid="00b200c8" style:font-weight-asian="normal" style:font-weight-complex="normal"/>
    </style:style>
    <style:style style:name="T72" style:family="text">
      <style:text-properties fo:font-weight="normal" officeooo:rsid="00f5fc91" style:font-weight-asian="normal" style:font-weight-complex="normal"/>
    </style:style>
    <style:style style:name="T73" style:family="text">
      <style:text-properties fo:font-weight="normal" officeooo:rsid="01378ee1" style:font-weight-asian="normal" style:font-weight-complex="normal"/>
    </style:style>
    <style:style style:name="T74" style:family="text">
      <style:text-properties fo:font-size="14pt" style:font-size-asian="14pt" style:font-size-complex="14pt"/>
    </style:style>
    <style:style style:name="T75" style:family="text">
      <style:text-properties fo:font-size="14pt" officeooo:rsid="00b0a7b2"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a71dd9" style:font-size-asian="14pt" style:font-weight-asian="bold" style:font-size-complex="14pt" style:font-weight-complex="bold"/>
    </style:style>
    <style:style style:name="T78" style:family="text">
      <style:text-properties officeooo:rsid="00b253e9"/>
    </style:style>
    <style:style style:name="T79" style:family="text">
      <style:text-properties officeooo:rsid="00b5d9ac"/>
    </style:style>
    <style:style style:name="T80" style:family="text">
      <style:text-properties officeooo:rsid="00c29e06"/>
    </style:style>
    <style:style style:name="T81" style:family="text">
      <style:text-properties officeooo:rsid="00cd92f2"/>
    </style:style>
    <style:style style:name="T82" style:family="text">
      <style:text-properties officeooo:rsid="00d1f95c"/>
    </style:style>
    <style:style style:name="T83" style:family="text">
      <style:text-properties officeooo:rsid="00d4a47a"/>
    </style:style>
    <style:style style:name="T84" style:family="text">
      <style:text-properties officeooo:rsid="00dcafa3"/>
    </style:style>
    <style:style style:name="T85" style:family="text">
      <style:text-properties officeooo:rsid="00dd43ea"/>
    </style:style>
    <style:style style:name="T86" style:family="text">
      <style:text-properties officeooo:rsid="00de7437"/>
    </style:style>
    <style:style style:name="T87" style:family="text">
      <style:text-properties officeooo:rsid="00df2ee3"/>
    </style:style>
    <style:style style:name="T88" style:family="text">
      <style:text-properties officeooo:rsid="00e06bfc"/>
    </style:style>
    <style:style style:name="T89" style:family="text">
      <style:text-properties officeooo:rsid="00e0f927"/>
    </style:style>
    <style:style style:name="T90" style:family="text">
      <style:text-properties officeooo:rsid="00e8e110"/>
    </style:style>
    <style:style style:name="T91" style:family="text">
      <style:text-properties officeooo:rsid="00ea1f6e"/>
    </style:style>
    <style:style style:name="T92" style:family="text">
      <style:text-properties officeooo:rsid="00ee1ab9"/>
    </style:style>
    <style:style style:name="T93" style:family="text">
      <style:text-properties officeooo:rsid="00ee753f"/>
    </style:style>
    <style:style style:name="T94" style:family="text">
      <style:text-properties officeooo:rsid="00f121a1"/>
    </style:style>
    <style:style style:name="T95" style:family="text">
      <style:text-properties officeooo:rsid="00f5fc91"/>
    </style:style>
    <style:style style:name="T96" style:family="text">
      <style:text-properties officeooo:rsid="010016cb"/>
    </style:style>
    <style:style style:name="T97" style:family="text">
      <style:text-properties officeooo:rsid="010546d9"/>
    </style:style>
    <style:style style:name="T98" style:family="text">
      <style:text-properties officeooo:rsid="0109a6aa"/>
    </style:style>
    <style:style style:name="T99" style:family="text">
      <style:text-properties officeooo:rsid="010f4711"/>
    </style:style>
    <style:style style:name="T100" style:family="text">
      <style:text-properties officeooo:rsid="010f6e5a"/>
    </style:style>
    <style:style style:name="T101" style:family="text">
      <style:text-properties officeooo:rsid="01103101"/>
    </style:style>
    <style:style style:name="T102" style:family="text">
      <style:text-properties officeooo:rsid="011f25b8"/>
    </style:style>
    <style:style style:name="T103" style:family="text">
      <style:text-properties officeooo:rsid="01218ba4"/>
    </style:style>
    <style:style style:name="T104" style:family="text">
      <style:text-properties officeooo:rsid="01227c38"/>
    </style:style>
    <style:style style:name="T105" style:family="text">
      <style:text-properties fo:color="#000000"/>
    </style:style>
    <style:style style:name="T106" style:family="text">
      <style:text-properties officeooo:rsid="012cb024"/>
    </style:style>
    <style:style style:name="T107" style:family="text">
      <style:text-properties officeooo:rsid="01357593"/>
    </style:style>
    <style:style style:name="T108" style:family="text">
      <style:text-properties officeooo:rsid="01378ee1"/>
    </style:style>
    <style:style style:name="T109" style:family="text">
      <style:text-properties officeooo:rsid="0138dfcb"/>
    </style:style>
    <style:style style:name="T110" style:family="text">
      <style:text-properties officeooo:rsid="01413151"/>
    </style:style>
    <style:style style:name="T111" style:family="text">
      <style:text-properties officeooo:rsid="01419cae"/>
    </style:style>
    <style:style style:name="T112" style:family="text">
      <style:text-properties officeooo:rsid="0143c6c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29" text:outline-level="2"><text:span text:style-name="T54">Linux Academy: <text:s/></text:span>The System Administrator's Guide to Bash Scripting <text:a xlink:type="simple" xlink:href="https://linuxacademy.com/cp/modules/view/id/72" text:style-name="Internet_20_link" text:visited-style-name="Visited_20_Internet_20_Link"><text:span text:style-name="T55">https://linuxacademy.com/cp/modules/view/id/72</text:span></text:a></text:h>
      <text:p text:style-name="P6"/>
      <text:p text:style-name="P6">* <text:span text:style-name="T1">Kernel main functions:</text:span></text:p>
      <text:list xml:id="list4172748868" text:style-name="L1">
        <text:list-item>
          <text:p text:style-name="P232">System memory management</text:p>
        </text:list-item>
        <text:list-item>
          <text:p text:style-name="P232">Software program management</text:p>
        </text:list-item>
        <text:list-item>
          <text:p text:style-name="P232">Hardware management</text:p>
        </text:list-item>
        <text:list-item>
          <text:p text:style-name="P23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78"><text:span text:style-name="T7">The idle pages are being send to the swap space –&gt; </text:span><text:span text:style-name="T5">swapping out</text:span><text:span text:style-name="T43"> (even if there is ram available)</text:span></text:p>
      <text:p text:style-name="P179"><text:soft-page-break/></text:p>
      <text:p text:style-name="P13"><text:span text:style-name="T3">Swapping on</text:span>, <text:span text:style-name="T17">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19">or stop</text:span> the applications/programs when booting.</text:p>
      <text:p text:style-name="P54"/>
      <text:p text:style-name="P56">These scripts are started via entries under /etc/rcX.d , where X is a run level.</text:p>
      <text:p text:style-name="P56"/>
      <text:p text:style-name="P58"><text:span text:style-name="T8">Run levels:</text:span> <text:s/>Is an init systems that is being used to direct the init process to run only certain type of processes. There are 5 init run levels:</text:p>
      <text:list xml:id="list20414349" text:style-name="L2">
        <text:list-item>
          <text:p text:style-name="P233">Level 1: <text:span text:style-name="T3">Single user mode</text:span>. Only basic system processes are started with only one console terminal. For emergencies when all is broken.</text:p>
        </text:list-item>
        <text:list-item>
          <text:p text:style-name="P233">Level 3: the standard init run level. Most of the application software is started.</text:p>
        </text:list-item>
        <text:list-item text:start-value="1">
          <text:p text:style-name="P233">Level 5: The system starts the X Window Software allowing the user to use the GUI.</text:p>
        </text:list-item>
      </text:list>
      <text:p text:style-name="P59"/>
      <text:p text:style-name="P60"><text:span text:style-name="T8">Systemd</text:span>: Many distros are now using systemd instead of init as init system.</text:p>
      <text:p text:style-name="P16"/>
      <text:p text:style-name="P22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27"><text:s text:c="3"/>└─────────┴───────────────────┘</text:p>
      <text:p text:style-name="P20"><text:soft-page-break/></text:p>
      <text:p text:style-name="P3">Shell scripts: page 269</text:p>
      <text:p text:style-name="P181"/>
      <text:p text:style-name="P61"><text:span text:style-name="T8">* </text:span><text:span text:style-name="T20">Add </text:span><text:span text:style-name="T9"><text:s/>#!/bin/bash</text:span><text:span text:style-name="T20"> <text:s/>at the beginning of the script always (or the shell that you want to use, sh,csh, etc). </text:span></text:p>
      <text:p text:style-name="P61"/>
      <text:p text:style-name="P62">This tells the shell <text:span text:style-name="T21">that the file is a shell script and </text:span>which shell have to read it, bash in this case.</text:p>
      <text:p text:style-name="P62"/>
      <text:p text:style-name="P63"><text:span text:style-name="T8"># </text:span>Is a commentary on linux but if comes with ! means that the shell will interpret the content of the file as a script <text:s text:c="3"/><text:span text:style-name="T8"><text:s/></text:span><text:span text:style-name="T9">#!</text:span></text:p>
      <text:p text:style-name="P18"/>
      <text:p text:style-name="P63"><text:span text:style-name="T9">* </text:span><text:span text:style-name="T10">Make the script executable:</text:span></text:p>
      <text:p text:style-name="P64">chmod u+x &lt;script name&gt;</text:p>
      <text:p text:style-name="P64"/>
      <text:p text:style-name="P4">Variables rules:</text:p>
      <text:p text:style-name="Horizontal_20_Line"/>
      <text:list xml:id="list1747680942" text:style-name="L3">
        <text:list-item>
          <text:p text:style-name="P234"><text:span text:style-name="T44">Can be any text string u</text:span>p to 20 <text:span text:style-name="T44">letters, digits or an underscore character.</text:span></text:p>
        </text:list-item>
        <text:list-item>
          <text:p text:style-name="P235">Variables are <text:span text:style-name="T3">case sensitive</text:span><text:span text:style-name="T46"> <text:s text:c="4"/></text:span><text:span text:style-name="T47">var1 </text:span><text:span text:style-name="T48">≠ </text:span><text:span text:style-name="T47">Var1</text:span></text:p>
        </text:list-item>
        <text:list-item>
          <text:p text:style-name="P235">Values are assigned using an equal sign, <text:span text:style-name="T3">with no spaces</text:span> <text:s text:c="4"/><text:span text:style-name="T45">var1=10</text:span></text:p>
        </text:list-item>
        <text:list-item>
          <text:p text:style-name="P236">The shell script automatically determines the data type</text:p>
        </text:list-item>
        <text:list-item>
          <text:p text:style-name="P236">Variables defined withing the shell script maintain their values until the script is completed.</text:p>
        </text:list-item>
        <text:list-item>
          <text:p text:style-name="P237">Variables can be referenced using the dollar sign: <text:span text:style-name="T8"><text:s/>$</text:span></text:p>
        </text:list-item>
      </text:list>
      <text:p text:style-name="P22"/>
      <text:p text:style-name="P64"/>
      <text:p text:style-name="P183">* <text:span text:style-name="T22">Echo command:</text:span></text:p>
      <text:p text:style-name="Horizontal_20_Line"/>
      <text:p text:style-name="P65">echo <text:span text:style-name="T8">-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3">date +’%d/%m/%y’ </text:span>)</text:p>
      <text:p text:style-name="P66"/>
      <text:p text:style-name="P19">– <text:span text:style-name="T24">Environment variables inside echo:</text:span></text:p>
      <text:p text:style-name="P66">echo "User info for userid: $USER"</text:p>
      <text:p text:style-name="P66"/>
      <text:p text:style-name="P69">– To show a metacharacter inside echo: <text:s/><text:span text:style-name="T8"><text:s/>\</text:span></text:p>
      <text:p text:style-name="P69"/>
      <text:p text:style-name="P69">echo "The cost of the item is<text:span text:style-name="T8"> </text:span>\$15"</text:p>
      <text:p text:style-name="P66">The cost of the item is $15</text:p>
      <text:p text:style-name="P70"/>
      <text:p text:style-name="P70">page 27<text:span text:style-name="T25">6</text:span></text:p>
      <text:p text:style-name="P70"/>
      <text:p text:style-name="P70"/>
      <text:p text:style-name="P70"/>
      <text:p text:style-name="P70"><text:soft-page-break/></text:p>
      <text:p text:style-name="P86"/>
      <text:p text:style-name="P70"/>
      <text:p text:style-name="P184">* Command Substitution:</text:p>
      <text:p text:style-name="P230"/>
      <text:p text:style-name="P71">Extract information from the output of a command and as<text:span text:style-name="T26">s</text:span>ig<text:span text:style-name="T26">n</text:span> it to a variable.</text:p>
      <text:p text:style-name="P72">After that you can use the variable like <text:span text:style-name="T42">if </text:span>it was the command it self.</text:p>
      <text:p text:style-name="P72"/>
      <text:p text:style-name="P73">There are to ways to assign the output of a command to a variable:</text:p>
      <text:list xml:id="list1717306987" text:style-name="L4">
        <text:list-header>
          <text:p text:style-name="P238"/>
        </text:list-header>
        <text:list-item>
          <text:p text:style-name="P238">The <text:span text:style-name="T8">backtick</text:span> character <text:span text:style-name="T31">(accent obert)</text:span>: <text:s text:c="2"/><text:span text:style-name="T27"><text:s text:c="2"/>` <text:s text:c="5"/></text:span><text:span text:style-name="T36">example</text:span><text:span text:style-name="T34">:</text:span><text:span text:style-name="T32"> <text:s/></text:span><text:span text:style-name="T28"><text:s/></text:span><text:span text:style-name="T33">my_variable=`date`</text:span></text:p>
        </text:list-item>
      </text:list>
      <text:p text:style-name="P87"><text:span text:style-name="T33"><text:tab/></text:span><text:span text:style-name="T32">Example: <text:s/>echo “Show me today’s date and time: `my_variable`”</text:span></text:p>
      <text:p text:style-name="P202"><text:tab/></text:p>
      <text:list xml:id="list131149458467205" text:continue-numbering="true" text:style-name="L4">
        <text:list-item>
          <text:p text:style-name="P238">The <text:span text:style-name="T8">$()</text:span> format <text:s text:c="53"/><text:span text:style-name="T11">exampe</text:span><text:span text:style-name="T41">: <text:s/>my_variable=$(date)</text:span></text:p>
        </text:list-item>
      </text:list>
      <text:p text:style-name="P73"><text:tab/><text:span text:style-name="T57">Example: <text:s/>echo “Show me today’s date and time: $(my_variable)”</text:span></text:p>
      <text:p text:style-name="P73"/>
      <text:p text:style-name="P31">Example:</text:p>
      <text:p text:style-name="P31"/>
      <text:p text:style-name="P120"><text:span text:style-name="T8">bigdump</text:span>=<text:span text:style-name="T87">$</text:span>(/bin/find /tmp/bigdump-* -mtime +30)</text:p>
      <text:p text:style-name="P120"/>
      <text:p text:style-name="P120">/bin/mv <text:span text:style-name="T8">$bigdump</text:span> /var/log/bigdump/</text:p>
      <text:p text:style-name="P73"/>
      <text:p text:style-name="P73"/>
      <text:p text:style-name="P21">* <text:span text:style-name="T58">For LOGS: <text:s/>IMPORTANT</text:span></text:p>
      <text:p text:style-name="P73"/>
      <text:p text:style-name="P88">Pick the content of <text:span text:style-name="T59">something (file, folder, etc) and send the output to a file and add the DATE:</text:span></text:p>
      <text:p text:style-name="P88"/>
      <text:p text:style-name="P89"><text:span text:style-name="T8">today</text:span>=$(date +%y%m%d)</text:p>
      <text:p text:style-name="P89">cat etc/passwd &gt; passwd.<text:span text:style-name="T8">$today</text:span></text:p>
      <text:p text:style-name="P73"/>
      <text:p text:style-name="P90">This will generate this file: <text:s/><text:span text:style-name="T8">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8">today_2</text:span>=`date +%F`</text:p>
      <text:p text:style-name="P91">ls /bin/ -la &gt; another_log.<text:span text:style-name="T8">$today_2</text:span></text:p>
      <text:p text:style-name="P73"/>
      <text:p text:style-name="P92">this will create<text:span text:style-name="T8"> another_log.2019-01-22</text:span></text:p>
      <text:p text:style-name="P73"/>
      <text:p text:style-name="P73"/>
      <text:p text:style-name="P182">* <text:span text:style-name="T60">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08">* <text:span text:style-name="T61">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2">Append: <text:s/>&gt;&gt;</text:span></text:p>
      <text:p text:style-name="P97">Add the <text:s/>output of a command to the end of an existing file.</text:p>
      <text:p text:style-name="P98">Command &gt;&gt; my_file</text:p>
      <text:p text:style-name="P102"/>
      <text:p text:style-name="P98"/>
      <text:p text:style-name="P24">* <text:span text:style-name="T63">Input Redirection: &lt;</text:span></text:p>
      <text:p text:style-name="P100">Takes the content of a file and redirects it to a command.</text:p>
      <text:p text:style-name="P99"/>
      <text:p text:style-name="P101"><text:span text:style-name="T64">command</text:span> &lt; my_file</text:p>
      <text:p text:style-name="P101"/>
      <text:p text:style-name="P102"><text:span text:style-name="T8">Example</text:span>:</text:p>
      <text:p text:style-name="P102">who &gt; test_redirection</text:p>
      <text:p text:style-name="P103">wc &lt; test_redirection --<text:span text:style-name="T65">&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6">You have to add a text marker at the <text:tab/>beginning and the end of the data you want to use.</text:span></text:p>
      <text:p text:style-name="P104"/>
      <text:p text:style-name="P105"><text:tab/>command <text:s/>&lt;&lt; <text:s/>marker</text:p>
      <text:p text:style-name="P104"><text:s/><text:tab/><text:span text:style-name="T66">data</text:span></text:p>
      <text:p text:style-name="P104"><text:tab/><text:span text:style-name="T66">marker</text:span></text:p>
      <text:p text:style-name="P104"/>
      <text:p text:style-name="P104"><text:tab/><text:span text:style-name="T66">wc &lt;&lt; puta</text:span></text:p>
      <text:p text:style-name="P104"><text:tab/><text:span text:style-name="T66">test string 1</text:span></text:p>
      <text:p text:style-name="P104"><text:s/><text:tab/><text:span text:style-name="T66">test string 2</text:span></text:p>
      <text:p text:style-name="P104"><text:tab/><text:span text:style-name="T66">test string 3</text:span></text:p>
      <text:p text:style-name="P104"><text:tab/><text:span text:style-name="T66">puta</text:span></text:p>
      <text:p text:style-name="P104"><text:tab/><text:tab/><text:span text:style-name="T66">3 <text:s text:c="3"/>9 <text:s text:c="2"/>42</text:span></text:p>
      <text:p text:style-name="P104"/>
      <text:p text:style-name="P104"><text:tab/><text:span text:style-name="T66">Wc is saying: <text:s/>3 lines, 9 words and 42 bytes used between puta and puta</text:span></text:p>
      <text:p text:style-name="P104"/>
      <text:p text:style-name="P104"/>
      <text:p text:style-name="P104"/>
      <text:p text:style-name="P71"><text:span text:style-name="T67">pag 284</text:span><text:tab/></text:p>
      <text:p text:style-name="P26"><text:span text:style-name="T29">* </text:span><text:span text:style-name="T30">Math</text:span></text:p>
      <text:p text:style-name="Horizontal_20_Line"/>
      <text:p text:style-name="P27"><text:span text:style-name="T74">Expr command:</text:span> <text:s text:c="3"/><text:span text:style-name="T68">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6">Using </text:span><text:span text:style-name="T77">square </text:span><text:span text:style-name="T76">brackets:</text:span><text:span text:style-name="T8"> </text:span><text:span text:style-name="T69">$[ operation ] </text:span></text:p>
      <text:p text:style-name="P180"/>
      <text:p text:style-name="P110"><text:span text:style-name="T6">ONLY integers</text:span><text:span text:style-name="T69">,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4">Bash Cal</text:span><text:span text:style-name="T75">c</text:span><text:span text:style-name="T74">ulator / BC:</text:span> <text:span text:style-name="T71">pag 288</text:span></text:p>
      <text:p text:style-name="P115"/>
      <text:p text:style-name="P115">Program that allow a shell script to run floating point operations <text:span text:style-name="T7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7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6">Exit script <text:s/></text:span><text:span text:style-name="T90">page</text:span> 292</text:p>
      <text:p text:style-name="P71"/>
      <text:p text:style-name="P142">echo <text:span text:style-name="T8">$? <text:s/></text:span><text:s/>→ display the last <text:span text:style-name="T91">exit</text:span> status, 0 is ok. <text:span text:style-name="T9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7">Using Structured Commands </text:span>page 297</text:p>
      <text:p text:style-name="Horizontal_20_Line"/>
      <text:p text:style-name="P212">IF-THEN Statement:</text:p>
      <text:p text:style-name="P145"/>
      <text:p text:style-name="Text_20_body">If the IF exits with success <text:span text:style-name="T92">(</text:span>0<text:span text:style-name="T92">) then the THEN is executed as well, will execute all the THEN if there are more than one.</text:span></text:p>
      <text:p text:style-name="P231">If the IF exits with error won’t execute the THEN and will leave the program, or run whatever is below the FI (fi , yes is correct)</text:p>
      <text:p text:style-name="P71">#!/bin/bash</text:p>
      <text:p text:style-name="P71"># testing the if statement</text:p>
      <text:p text:style-name="P71"><text:span text:style-name="T8">if</text:span> pwd</text:p>
      <text:p text:style-name="P26">then</text:p>
      <text:p text:style-name="P71">echo "It worked"</text:p>
      <text:p text:style-name="P71">fi</text:p>
      <text:p text:style-name="P71"/>
      <text:p text:style-name="P36">Executing the script:</text:p>
      <text:p text:style-name="P71">/home/Christine <text:s/>--------------→<text:span text:style-name="T93"> the output of pwd command</text:span></text:p>
      <text:p text:style-name="P71">It worked <text:s text:c="5"/>------------→<text:span text:style-name="T93"> the echo</text:span></text:p>
      <text:p text:style-name="P71"/>
      <text:p text:style-name="P71"/>
      <text:p text:style-name="P51">IF-THEN-ELSE Statement:</text:p>
      <text:p text:style-name="P177"/>
      <text:p text:style-name="P71"><text:span text:style-name="T8">if</text:span> command <text:s/>→<text:span text:style-name="T107"> if the exit status code is not zero won’t execute then, will run the else commands.</text:span></text:p>
      <text:p text:style-name="P26">then</text:p>
      <text:p text:style-name="P71">commands</text:p>
      <text:p text:style-name="P26">else <text:s/><text:span text:style-name="T70">→</text:span><text:span text:style-name="T73">Will be executed if the IF command returns</text:span><text:span text:style-name="T108"> non-zero exit status code</text:span></text:p>
      <text:p text:style-name="P71">commands</text:p>
      <text:p text:style-name="P26">fi</text:p>
      <text:p text:style-name="P71"/>
      <text:p text:style-name="P221">testuser=NoSuchUser</text:p>
      <text:p text:style-name="P221">#</text:p>
      <text:p text:style-name="P221"><text:span text:style-name="T8">if </text:span>grep $testuser /etc/passwd <text:s/>→<text:span text:style-name="T109"> will return non-zero exit status code</text:span></text:p>
      <text:p text:style-name="P225">then <text:s/>→<text:span text:style-name="T109"> <text:s text:c="10"/>won’t run the THEN commands and will go to ELSE</text:span></text:p>
      <text:p text:style-name="P221">echo "The bash files for user $testuser are:"</text:p>
      <text:p text:style-name="P221">ls -a /home/$testuser/.b*</text:p>
      <text:p text:style-name="P221">echo</text:p>
      <text:p text:style-name="P225">else <text:s/>→<text:span text:style-name="T109"> will execute the commands in else.</text:span></text:p>
      <text:p text:style-name="P221">echo "The user $testuser does not exist on this system."</text:p>
      <text:p text:style-name="P221">echo</text:p>
      <text:p text:style-name="P221">fi</text:p>
      <text:p text:style-name="P71"/>
      <text:p text:style-name="P71"/>
      <text:p text:style-name="P71"/>
      <text:p text:style-name="P71"/>
      <text:p text:style-name="P71"/>
      <text:p text:style-name="P200"><text:soft-page-break/>IF-ELIF-THEN <text:s/><text:span text:style-name="T35">Nesting Ifs </text:span><text:span text:style-name="T39"><text:s/></text:span><text:span text:style-name="T40">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21">testuser=NoSuchUser</text:p>
      <text:p text:style-name="P221">#</text:p>
      <text:p text:style-name="P221"><text:span text:style-name="T8">if </text:span>grep $testuser /etc/passwd</text:p>
      <text:p text:style-name="P225">then</text:p>
      <text:p text:style-name="P221">echo "The user $testuser exists on this system."</text:p>
      <text:p text:style-name="P221">#</text:p>
      <text:p text:style-name="P221"><text:span text:style-name="T8">elif </text:span>ls -d /home/$testuser</text:p>
      <text:p text:style-name="P221">then</text:p>
      <text:p text:style-name="P221">echo "The user $testuser does not exist on this system."</text:p>
      <text:p text:style-name="P221">echo "However, $testuser has a directory."</text:p>
      <text:p text:style-name="P221">#</text:p>
      <text:p text:style-name="P225">fi</text:p>
      <text:p text:style-name="P71"/>
      <text:p text:style-name="P71"/>
      <text:p text:style-name="P71"/>
      <text:p text:style-name="Horizontal_20_Line"/>
      <text:p text:style-name="Horizontal_20_Line"/>
      <text:p text:style-name="P185">* Linux Academy </text:p>
      <text:h text:style-name="P22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8">~/.bash_profile: </text:span><text:s/>This runs when you log in into the <text:span text:style-name="T12">system</text:span>. <text:span text:style-name="T50">When you type in an username and password.</text:span> <text:span text:style-name="T49">Different form all the users in the system.</text:span></text:p>
      <text:p text:style-name="P79"/>
      <text:p text:style-name="P79">You can add alias here. Remember to open a new console to see the changes applied.</text:p>
      <text:p text:style-name="P75"/>
      <text:p text:style-name="P78">~<text:span text:style-name="T8">/.bashrc: <text:s/></text:span><text:span text:style-name="T50">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8">bash</text:span> to see the changes applied on this file.</text:p>
      <text:p text:style-name="P81">If you exit the bash instance you won’t see the changes.</text:p>
      <text:p text:style-name="P78"/>
      <text:p text:style-name="P75"/>
      <text:p text:style-name="P82"><text:span text:style-name="T8">~/.bash_history:</text:span> Is what the actual user have typed. <text:span text:style-name="T51">What are you typing is being registered in this file.</text:span></text:p>
      <text:p text:style-name="P82"/>
      <text:p text:style-name="P83">– <text:span text:style-name="T52">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3">Won’t be captured.</text:span></text:p>
      <text:p text:style-name="P82"/>
      <text:p text:style-name="P82"/>
      <text:p text:style-name="P120"><text:span text:style-name="T8">~/.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7">Shebang </text:span>→<text:span text:style-name="T8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10">* See the directories on my path:</text:p>
      <text:p text:style-name="P127">env |grep $PATH</text:p>
      <text:p text:style-name="P75"/>
      <text:p text:style-name="P75"/>
      <text:p text:style-name="P211">* <text:span text:style-name="T81">Command substitution:</text:span></text:p>
      <text:p text:style-name="P75"/>
      <text:list xml:id="list359561343" text:style-name="L5">
        <text:list-item>
          <text:p text:style-name="P239">Use back `comand` <text:s/>,like: TODAYSDATE=`date`</text:p>
        </text:list-item>
        <text:list-item>
          <text:p text:style-name="P239">Use alias, like below. You will need to use shopt to expand the aliases in the subshell.</text:p>
        </text:list-item>
      </text:list>
      <text:p text:style-name="P75"/>
      <text:p text:style-name="P75"/>
      <text:p text:style-name="P130"><text:span text:style-name="T8">shopt</text:span> → <text:span text:style-name="T8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3">see script below:</text:span></text:p>
      <text:p text:style-name="P129"/>
      <text:p text:style-name="P128"/>
      <text:p text:style-name="P75"><text:span text:style-name="T8">shopt</text:span> -s expand_aliases # Shopt turns on aliases to be run by subshell</text:p>
      <text:p text:style-name="P75"/>
      <text:p text:style-name="P213">alias TODAY="date"</text:p>
      <text:p text:style-name="P213">alias UFILES="find /home/joaquim/Documents/ -user joaquim"</text:p>
      <text:p text:style-name="P213"/>
      <text:p text:style-name="P213">TODAYSDATE=`date`</text:p>
      <text:p text:style-name="P213">USERFILES=`find /home/joaquim/Documents/ -user joaquim`</text:p>
      <text:p text:style-name="P213"/>
      <text:p text:style-name="P213">echo "Today's D<text:span text:style-name="T96">a</text:span>te: $TODAYSDATE"</text:p>
      <text:p text:style-name="P213">echo "All files Owned by User: $USERFILES"</text:p>
      <text:p text:style-name="P213"/>
      <text:p text:style-name="P213">A=`TODAY`</text:p>
      <text:p text:style-name="P213">B=`UFILES``</text:p>
      <text:p text:style-name="P213">echo "With Alias, TODAY is: $A</text:p>
      <text:p text:style-name="P213">echo "With Alias, UFILES is: $B</text:p>
      <text:p text:style-name="P213"/>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8">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6">Simple shell arithmetic</text:span></text:p>
      <text:p text:style-name="P75">expr 2 + 2 - 1</text:p>
      <text:p text:style-name="P75">3</text:p>
      <text:p text:style-name="P75"/>
      <text:p text:style-name="P75">expr 2 <text:s/><text:span text:style-name="T8">\*</text:span> 10</text:p>
      <text:p text:style-name="P75">20</text:p>
      <text:p text:style-name="P75"/>
      <text:p text:style-name="P35">* <text:span text:style-name="T85">Scape the characters correctly with \</text:span></text:p>
      <text:p text:style-name="P75">expr <text:span text:style-name="T8">\( </text:span>2 + 2 <text:span text:style-name="T8">\)</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4">With command substitution:</text:span></text:p>
      <text:p text:style-name="P75">echo `expr 5 - 2`</text:p>
      <text:p text:style-name="P75">3</text:p>
      <text:p text:style-name="P75"/>
      <text:p text:style-name="P75"/>
      <text:p text:style-name="P189">Variables, local and system</text:p>
      <text:p text:style-name="P135"><text:span text:style-name="T88">L</text:span>ocal variables: <text:s text:c="2"/><text:span text:style-name="T8">env </text:span>or <text:span text:style-name="T8">printenv</text:span></text:p>
      <text:p text:style-name="P136"><text:soft-page-break/></text:p>
      <text:p text:style-name="P136">System variables: <text:span text:style-name="T8"><text:s/>set </text:span><text:span text:style-name="T89">or</text:span><text:span text:style-name="T13">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8">Escape character</text:span> (back slash) <text:s text:c="2"/>\</text:p>
      <text:p text:style-name="P138">To show special characters like $ as literals. <text:span text:style-name="T14">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8">Single quotes: <text:s/>' ' <text:s/></text:span>You will print literally everything inside the single quotes. <text:span text:style-name="T14">Good to escape a list of characters:</text:span></text:p>
      <text:p text:style-name="P138">echo '$SDF<text:span text:style-name="T94">`</text:span></text:p>
      <text:p text:style-name="P138">$SDF</text:p>
      <text:p text:style-name="P138"/>
      <text:p text:style-name="P138">echo '$SDF $SDF $SDF ' </text:p>
      <text:p text:style-name="P138">$SDF $SDF $SDF</text:p>
      <text:p text:style-name="P138"/>
      <text:p text:style-name="P139"><text:span text:style-name="T8">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29">Read statement: </text:span><text:span text:style-name="T72">To provide input to the script:</text:span></text:p>
      <text:p text:style-name="P149"/>
      <text:p text:style-name="P148"># Interactive script for user i<text:span text:style-name="T95">n</text:span>put</text:p>
      <text:p text:style-name="P148"/>
      <text:p text:style-name="P148">echo "Enter your first name: "</text:p>
      <text:p text:style-name="P148"><text:span text:style-name="T8">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8">read</text:span> FIRSTNAME</text:p>
      <text:p text:style-name="P151">echo "Enter your last name"</text:p>
      <text:p text:style-name="P151"><text:span text:style-name="T8">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8">read</text:span> USERAGE</text:p>
      <text:p text:style-name="P151"/>
      <text:p text:style-name="P151">echo "In 10 Years, You will be `expr $<text:span text:style-name="T8">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241489997" text:style-name="L6">
        <text:list-item>
          <text:p text:style-name="P240">Create the variable: <text:s text:c="9"/>MYVAR=4</text:p>
        </text:list-item>
        <text:list-item>
          <text:p text:style-name="P240">Declare it as an in<text:span text:style-name="T99">t</text:span>eger: <text:s/>declare -i MYVAR</text:p>
        </text:list-item>
        <text:list-item>
          <text:p text:style-name="P240">Check it: <text:s/>declare -p MYVAR</text:p>
          <text:p text:style-name="P24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8">will display the first value </text:span><text:span text:style-name="T15">only</text:span><text:span text:style-name="T8">, </text:span><text:span text:style-name="T101">(First in this example)</text:span>t<text:span text:style-name="T8">o see another index do the following:</text:span></text:p>
      <text:p text:style-name="P158"/>
      <text:p text:style-name="P158">echo ${MYARRAY[<text:span text:style-name="T8">1</text:span>]}</text:p>
      <text:p text:style-name="P158">Second</text:p>
      <text:p text:style-name="P152"/>
      <text:p text:style-name="P152">echo ${MYARRAY[<text:span text:style-name="T8">2</text:span>]}</text:p>
      <text:p text:style-name="P152">Third</text:p>
      <text:p text:style-name="P152"/>
      <text:p text:style-name="P43">See everything inside the array:</text:p>
      <text:p text:style-name="P159">echo ${MYARRAY[<text:span text:style-name="T8">*</text:span>]}</text:p>
      <text:p text:style-name="P159">First Second Third</text:p>
      <text:p text:style-name="P152"/>
      <text:p text:style-name="P152"/>
      <text:p text:style-name="P43">Assing a new value:</text:p>
      <text:p text:style-name="P159">MYARRAY[<text:span text:style-name="T8">3</text:span>]=Fourth <text:s text:c="3"/>→<text:span text:style-name="T98"> 3 is the next available index in the array.</text:span></text:p>
      <text:p text:style-name="P159"/>
      <text:p text:style-name="P159"><text:soft-page-break/>echo ${MYARRAY[*]}</text:p>
      <text:p text:style-name="P159">First Second Third <text:span text:style-name="T8">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14">SERVERLIST=("tc-app1" "tc-app2" "tc-app3" "tc-app4")</text:p>
      <text:p text:style-name="P214">#echo ${SERVERLIST[*]}</text:p>
      <text:p text:style-name="P214">COUNT=0</text:p>
      <text:p text:style-name="P214"/>
      <text:p text:style-name="P214">for INDEX in ${SERVERLIST[@]}; do</text:p>
      <text:p text:style-name="P214"/>
      <text:p text:style-name="P214"><text:s text:c="2"/>echo "Processing Server: ${SERVERLIST[COUNT]}"</text:p>
      <text:p text:style-name="P214"/>
      <text:p text:style-name="P214"><text:s text:c="2"/>COUNT="`expr $COUNT + 1`"</text:p>
      <text:p text:style-name="P214"/>
      <text:p text:style-name="P214">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8">$1</text:span>” </text:p>
      <text:p text:style-name="P168"/>
      <text:p text:style-name="P168">joaquim@DIT-LNX-00059:~/Documents/tests/scripts$ ./passing_variable.sh <text:span text:style-name="T8">asdfasdf</text:span></text:p>
      <text:p text:style-name="P168">The following item was passwed in to the script at run time <text:span text:style-name="T8">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8">$1 $2</text:span>”</text:p>
      <text:p text:style-name="P167"/>
      <text:p text:style-name="P168"><text:s/>./passing_variable.sh <text:span text:style-name="T8">asdfasdf 4645645654</text:span></text:p>
      <text:p text:style-name="P168"/>
      <text:p text:style-name="P168">The following item was passwed in to the script at run time <text:span text:style-name="T8">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8">Ullet 12345###</text:span></text:p>
      <text:p text:style-name="P167">The following username is <text:span text:style-name="T8">Ullet</text:span> and password is <text:span text:style-name="T8">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29">If Statement <text:s/></text:span><text:span text:style-name="T70">Conditional.</text:span></text:p>
      <text:p text:style-name="P167"/>
      <text:p text:style-name="P169">if [ condition ] <text:s text:c="2"/>--------------→ <text:span text:style-name="T8">Important</text:span>: must <text:span text:style-name="T10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3">Type one number from 1 to 5 and if you find the correct one the script will let It know. 3 is the number.</text:p>
      <text:p text:style-name="P215"/>
      <text:p text:style-name="P215">#!/bin/bash</text:p>
      <text:p text:style-name="P215"># simple if script for guessing a number</text:p>
      <text:p text:style-name="P215"/>
      <text:p text:style-name="P215">clear</text:p>
      <text:p text:style-name="P215">echo "Guess the secret number"</text:p>
      <text:p text:style-name="P215">echo "======================="</text:p>
      <text:p text:style-name="P215">echo ""</text:p>
      <text:p text:style-name="P215">echo "Enter a Number between 1 and 5"</text:p>
      <text:p text:style-name="P215">read GUESS</text:p>
      <text:p text:style-name="P215"/>
      <text:p text:style-name="P215">if [ $GUESS -eq <text:span text:style-name="T8">3</text:span> ]</text:p>
      <text:p text:style-name="P215"><text:s text:c="8"/>then</text:p>
      <text:p text:style-name="P215"><text:s text:c="16"/>echo "You guessed the correct number"</text:p>
      <text:p text:style-name="P215">fi</text:p>
      <text:p text:style-name="P215"/>
      <text:p text:style-name="P215"/>
      <text:p text:style-name="P215"/>
      <text:p text:style-name="P215"/>
      <text:p text:style-name="P215"/>
      <text:p text:style-name="P215"/>
      <text:p text:style-name="P167"/>
      <text:p text:style-name="P48">Another example:</text:p>
      <text:p text:style-name="P171">This script is picking the first input typed on the cli and checking if exists and if it’s readable.</text:p>
      <text:p text:style-name="P171">-f check that i<text:span text:style-name="T104">s</text:span> a file. -r checks if it’s readable. <text:span text:style-name="T106">I’ve created mytext.txt</text:span></text:p>
      <text:p text:style-name="P167"/>
      <text:p text:style-name="P167">./<text:span text:style-name="T106">if_test_file.sh mytext.txt</text:span></text:p>
      <text:p text:style-name="P167"/>
      <text:p text:style-name="P215">#!/bin/bash</text:p>
      <text:p text:style-name="P215"># test mutiple expressions in single if statement</text:p>
      <text:p text:style-name="P215"><text:soft-page-break/></text:p>
      <text:p text:style-name="P215">FILENAME=$1</text:p>
      <text:p text:style-name="P215"/>
      <text:p text:style-name="P215">echo "Testing for file $FILENAME and readability"</text:p>
      <text:p text:style-name="P215"/>
      <text:p text:style-name="P215"><text:span text:style-name="T8">if </text:span>[ <text:span text:style-name="T8">-f </text:span>$FILENAME ] &amp;&amp; [ <text:span text:style-name="T8">-r</text:span> $FILENAME ] <text:s text:c="2"/>→<text:span text:style-name="T102"> if the file exists AND is readable, show me the echo.</text:span></text:p>
      <text:p text:style-name="P215"><text:s text:c="8"/><text:span text:style-name="T8">then</text:span></text:p>
      <text:p text:style-name="P215"><text:s text:c="16"/>echo "File $FILENAME exists AND is readable"</text:p>
      <text:p text:style-name="P215"/>
      <text:p text:style-name="P215">fi</text:p>
      <text:p text:style-name="P215"/>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6">2&gt;/dev/null</text:span></text:p>
      <text:p text:style-name="P175"/>
      <text:p text:style-name="P216"># Simple example of if then else and nested if statements</text:p>
      <text:p text:style-name="P216"/>
      <text:p text:style-name="P216">echo "Enter a number between 1 and 3"</text:p>
      <text:p text:style-name="P216"><text:span text:style-name="T8">read</text:span> VALUE</text:p>
      <text:p text:style-name="P216"/>
      <text:p text:style-name="P216"><text:span text:style-name="T8">if </text:span>[ "$VALUE" -eq "1" ] 2&gt;/dev/null || [ "$VALUE" -eq "2" ] 2&gt;/dev/null || [ "$VALUE" -eq "3" ] 2&gt;/dev/null; then</text:p>
      <text:p text:style-name="P216"><text:s text:c="8"/>echo ""</text:p>
      <text:p text:style-name="P216"><text:s text:c="8"/>echo "You entered $VALUE"</text:p>
      <text:p text:style-name="P222">else</text:p>
      <text:p text:style-name="P216"><text:s text:c="8"/>echo ""</text:p>
      <text:p text:style-name="P216"><text:s text:c="8"/>echo "You didn't follow directions!"</text:p>
      <text:p text:style-name="P222">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518265938" text:style-name="L7">
        <text:list-item>
          <text:p text:style-name="P241">If the value is 1 show me this message redirecting the error to dev/null</text:p>
        </text:list-item>
        <text:list-item>
          <text:p text:style-name="P241">If the value is 2 show me this other message and 2&gt;/dev/null</text:p>
        </text:list-item>
        <text:list-item>
          <text:p text:style-name="P241">If it’s 3 show this other message and 2&gt;/dev/null</text:p>
        </text:list-item>
        <text:list-item>
          <text:p text:style-name="P241"><text:soft-page-break/>If not show this message</text:p>
        </text:list-item>
      </text:list>
      <text:p text:style-name="P167"/>
      <text:p text:style-name="P215">echo "Enter a number between 1 and 3:"</text:p>
      <text:p text:style-name="P215">read VALUE</text:p>
      <text:p text:style-name="P215"/>
      <text:p text:style-name="P215"><text:span text:style-name="T8">if </text:span>[ "$VALUE" -eq "1" ] 2&gt;/dev/null; then</text:p>
      <text:p text:style-name="P215"><text:s text:c="8"/>echo ""</text:p>
      <text:p text:style-name="P215"><text:s text:c="8"/>echo "You entered 1"</text:p>
      <text:p text:style-name="P215"><text:span text:style-name="T8">elif </text:span>[ "$VALUE" -eq "2" ] 2&gt;/dev/null; then</text:p>
      <text:p text:style-name="P215"><text:s text:c="8"/>echo ""</text:p>
      <text:p text:style-name="P215"><text:s text:c="8"/>echo "You entered 2"</text:p>
      <text:p text:style-name="P215"><text:span text:style-name="T8">elif </text:span>[ "$VALUE" -eq "3" ] 2&gt;/dev/null; then</text:p>
      <text:p text:style-name="P215"><text:s text:c="8"/>echo ""</text:p>
      <text:p text:style-name="P215"><text:s text:c="8"/>echo "You entered 3"</text:p>
      <text:p text:style-name="P223">else</text:p>
      <text:p text:style-name="P215"><text:s text:c="8"/>echo""</text:p>
      <text:p text:style-name="P215"><text:s text:c="8"/>echo "You didn't followed directions"</text:p>
      <text:p text:style-name="P215"/>
      <text:p text:style-name="P223">fi</text:p>
      <text:p text:style-name="P215"/>
      <text:p text:style-name="P215"/>
      <text:p text:style-name="P197">For Loop:</text:p>
      <text:p text:style-name="P218"/>
      <text:p text:style-name="P209">The below script does:</text:p>
      <text:list xml:id="list1550166351" text:style-name="L8">
        <text:list-item>
          <text:p text:style-name="P242">Command substitution searching for all .sh files on my current folder</text:p>
        </text:list-item>
        <text:list-item>
          <text:p text:style-name="P242">For every file inside shellscript do:</text:p>
        </text:list-item>
        <text:list-item>
          <text:p text:style-name="P242">A cat (of every file)</text:p>
        </text:list-item>
        <text:list-item>
          <text:p text:style-name="P242">And display it with echo (every file will be displayed on the screen)</text:p>
        </text:list-item>
      </text:list>
      <text:p text:style-name="P217"/>
      <text:p text:style-name="P217">#!/bin/bash</text:p>
      <text:p text:style-name="P217"># demo of the for loop</text:p>
      <text:p text:style-name="P217"/>
      <text:p text:style-name="P217">echo "List all the shell script contents of the directory"</text:p>
      <text:p text:style-name="P217"/>
      <text:p text:style-name="P217"><text:span text:style-name="T105">SHELLSCRIPTS</text:span>=`ls *.sh`</text:p>
      <text:p text:style-name="P217"/>
      <text:p text:style-name="P217">for SCRIPT in "$SHELLSCRIPTS"; do</text:p>
      <text:p text:style-name="P217"><text:s text:c="8"/>DISPLAY="`cat $SCRIPT`"</text:p>
      <text:p text:style-name="P217"><text:s text:c="8"/>echo "File: $SCRIPT - Contents $DISPLAY"</text:p>
      <text:p text:style-name="P217">done</text:p>
      <text:p text:style-name="P217"/>
      <text:p text:style-name="P217"/>
      <text:p text:style-name="P217"/>
      <text:p text:style-name="P217"/>
      <text:p text:style-name="P217"/>
      <text:p text:style-name="P217"/>
      <text:p text:style-name="P217"/>
      <text:p text:style-name="P198">Case Statement: <text:span text:style-name="T37">(conditional)</text:span></text:p>
      <text:p text:style-name="P204"/>
      <text:p text:style-name="P204">asdfasd</text:p>
      <text:p text:style-name="P204"/>
      <text:p text:style-name="P219">echo "MAIN MENU"</text:p>
      <text:p text:style-name="P219">echo "========="</text:p>
      <text:p text:style-name="P219">echo "1) Choice One"</text:p>
      <text:p text:style-name="P219">echo "2) Choice Two"</text:p>
      <text:p text:style-name="P219"><text:soft-page-break/>echo "3) Choice Three"</text:p>
      <text:p text:style-name="P219">echo ""</text:p>
      <text:p text:style-name="P219">echo "Enter Choice"</text:p>
      <text:p text:style-name="P219">read MENUCHOICE</text:p>
      <text:p text:style-name="P219"/>
      <text:p text:style-name="P219"><text:span text:style-name="T8">case </text:span>$MENUCHOICE in</text:p>
      <text:p text:style-name="P219"><text:s text:c="8"/>1)</text:p>
      <text:p text:style-name="P219"><text:s text:c="16"/>echo "Congratulations for choosing the first option";;</text:p>
      <text:p text:style-name="P219"><text:s text:c="8"/>2)</text:p>
      <text:p text:style-name="P219"><text:s text:c="16"/>echo "Choice 2 Chosen"<text:span text:style-name="T8">;; <text:s text:c="3"/>→</text:span><text:span text:style-name="T16"> two semicolons to tell case that this is the end of this option</text:span></text:p>
      <text:p text:style-name="P219"><text:s text:c="8"/>3)</text:p>
      <text:p text:style-name="P219"><text:s text:c="16"/>echo "Last Choise made";;</text:p>
      <text:p text:style-name="P219"><text:s text:c="8"/>*)</text:p>
      <text:p text:style-name="P219"><text:s text:c="16"/>echo "You chose unwisely";;</text:p>
      <text:p text:style-name="P224">esac</text:p>
      <text:p text:style-name="P219"/>
      <text:p text:style-name="P219"/>
      <text:p text:style-name="P219">MAIN MENU</text:p>
      <text:p text:style-name="P219">=========</text:p>
      <text:p text:style-name="P219">1) Choice One</text:p>
      <text:p text:style-name="P219">2) Choice Two</text:p>
      <text:p text:style-name="P219">3) Choice Three</text:p>
      <text:p text:style-name="P219"/>
      <text:p text:style-name="P219">Enter Choice</text:p>
      <text:p text:style-name="P219">asdfasdfasdf</text:p>
      <text:p text:style-name="P219">You chose unwisely</text:p>
      <text:p text:style-name="P219"/>
      <text:p text:style-name="P219"/>
      <text:p text:style-name="P199">While loop: <text:span text:style-name="T38">(conditional)</text:span></text:p>
      <text:p text:style-name="P205"/>
      <text:p text:style-name="P206">Display “Hello World” while <text:span text:style-name="T8">COUNT</text:span> is less than <text:span text:style-name="T8">DISPLAYNUMBER</text:span></text:p>
      <text:p text:style-name="P205"/>
      <text:p text:style-name="P220">echo "Enter number of times to display the hello world message"</text:p>
      <text:p text:style-name="P220">read <text:span text:style-name="T8">DISPLAYNUMBER</text:span></text:p>
      <text:p text:style-name="P220"/>
      <text:p text:style-name="P220"><text:span text:style-name="T8">COUNT</text:span>=1 # Normally i , x or other letter is used here, this is only a variable to say from which number we are starting</text:p>
      <text:p text:style-name="P220"># If you add 0 you will fall in an infinite loop</text:p>
      <text:p text:style-name="P220"/>
      <text:p text:style-name="P220"><text:span text:style-name="T8">while</text:span> [ $COUNT -le $DISPLAYNUMBER ]</text:p>
      <text:p text:style-name="P220"><text:s text:c="6"/><text:span text:style-name="T8"><text:s text:c="2"/>do</text:span></text:p>
      <text:p text:style-name="P220"><text:s text:c="16"/>echo "Hello World - $COUNT"</text:p>
      <text:p text:style-name="P220"><text:s text:c="16"/>COUNT="`expr $COUNT + 1`"</text:p>
      <text:p text:style-name="P220"><text:s text:c="8"/><text:span text:style-name="T8">done</text:span></text:p>
      <text:p text:style-name="P205"/>
      <text:p text:style-name="P205"/>
      <text:p text:style-name="P220">Enter number of times to display the hello world message</text:p>
      <text:p text:style-name="P220">5</text:p>
      <text:p text:style-name="P220">Hello World - 1</text:p>
      <text:p text:style-name="P220">Hello World - 2</text:p>
      <text:p text:style-name="P220">Hello World - 3</text:p>
      <text:p text:style-name="P220">Hello World - 4</text:p>
      <text:p text:style-name="P220">Hello World – 5</text:p>
      <text:p text:style-name="P220"/>
      <text:p text:style-name="P220"/>
      <text:p text:style-name="P220"/>
      <text:p text:style-name="P220"/>
      <text:p text:style-name="P220"/>
      <text:p text:style-name="P201"><text:soft-page-break/><text:span text:style-name="T8">Execution Operators (&amp;&amp; and ||) </text:span><text:span text:style-name="T110">and / or</text:span></text:p>
      <text:p text:style-name="P205"/>
      <text:p text:style-name="P207"/>
      <text:p text:style-name="P207">rm POLLLIA 2&gt; /dev/null <text:span text:style-name="T8">&amp;&amp;</text:span> echo "AAAAAAAAAAAAAAAAAA" <text:span text:style-name="T8"><text:s/>||</text:span> echo "BBBBBBBBBBBBBBBBBBBBBBB"</text:p>
      <text:p text:style-name="P207"/>
      <text:p text:style-name="P244">POLLLIA doesn’t exists, so is giving an exit code status <text:span text:style-name="T111">error</text:span></text:p>
      <text:p text:style-name="P207">Therefore the &amp;&amp; can not be executed because the previous command have to have exit code status 0</text:p>
      <text:p text:style-name="P207"/>
      <text:p text:style-name="P207">The || (or) will be executed because is waiting just in case the previous command is giving exit status error, like is the case here.</text:p>
      <text:p text:style-name="P207"/>
      <text:p text:style-name="P245"/>
      <text:p text:style-name="P249">Example: execops.sh </text:p>
      <text:p text:style-name="P245">Type a number and will tell you if is odd (only 1,3 or 5)</text:p>
      <text:p text:style-name="P245"/>
      <text:p text:style-name="P250">echo "Enter a number between 1 and 5"</text:p>
      <text:p text:style-name="P250">read VALUE</text:p>
      <text:p text:style-name="P250"/>
      <text:p text:style-name="P250">if [ "$VALUE" -eq "1" ] || [ "$VALUE" -eq "3" ] || [ "$VALUE" -eq "3" ]; then</text:p>
      <text:p text:style-name="P250"><text:s text:c="8"/>echo "You entered the ODD value of $VALUE"</text:p>
      <text:p text:style-name="P250">else</text:p>
      <text:p text:style-name="P250"><text:s text:c="8"/>echo "You entered a value of $VALUE"</text:p>
      <text:p text:style-name="P250">fi</text:p>
      <text:p text:style-name="P245"/>
      <text:p text:style-name="P245"/>
      <text:p text:style-name="P252">Reading Files:</text:p>
      <text:p text:style-name="P246"/>
      <text:p text:style-name="P247">I’ve created superheroes.txt with some names inside.</text:p>
      <text:p text:style-name="P247">The script below will display line by line the name inside the txt. </text:p>
      <text:p text:style-name="P245"/>
      <text:p text:style-name="P250">echo "Enter filename to read"</text:p>
      <text:p text:style-name="P250">read FILE</text:p>
      <text:p text:style-name="P250"/>
      <text:p text:style-name="P250">while read<text:span text:style-name="T8"> -r</text:span> SUPERHERO; do <text:s text:c="3"/>→<text:span text:style-name="T112"> -r asks to read a line </text:span></text:p>
      <text:p text:style-name="P250"><text:s text:c="8"/>echo "Superhero Name: $SUPERHERO"</text:p>
      <text:p text:style-name="P250">done &lt; "$FILE"</text:p>
      <text:p text:style-name="P250"/>
      <text:p text:style-name="P250"/>
      <text:p text:style-name="P253">Standard File descriptors:</text:p>
      <text:p text:style-name="P251"/>
      <text:p text:style-name="P248">Numeric representation of a file we want to read, write or both and we can determine how we open that file at run time.</text:p>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08T13:11:47.243805217</dc:date>
    <meta:editing-duration>P15DT15H54M48S</meta:editing-duration>
    <meta:editing-cycles>260</meta:editing-cycles>
    <meta:generator>LibreOffice/6.0.7.3$Linux_X86_64 LibreOffice_project/00m0$Build-3</meta:generator>
    <meta:document-statistic meta:table-count="0" meta:image-count="1" meta:object-count="0" meta:page-count="22" meta:paragraph-count="589" meta:word-count="3678" meta:character-count="21717" meta:non-whitespace-character-count="17979"/>
  </office:meta>
</office:document-meta>
</file>